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Outline</text:p>
          </table:table-cell>
          <table:table-cell office:value-type="string" calcext:value-type="string">
            <text:p>Build ca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C3:.D3]; [.$C$2:.$D$2]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Map sour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C4:.D4]; [.$C$2:.$D$2]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Draft outline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PRODUCT([.C5:.D5]; [.$C$2:.$D$2])"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Finalize outline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SUMPRODUCT([.C6:.D6]; [.$C$2:.$D$2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relims</text:p>
          </table:table-cell>
          <table:table-cell office:value-type="string" calcext:value-type="string">
            <text:p>Datase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C7:.D7]; [.$C$2:.$D$2]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Explorat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C8:.D8]; [.$C$2:.$D$2]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Preli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C9:.D9]; [.$C$2:.$D$2]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Review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PRODUCT([.C10:.D10]; [.$C$2:.$D$2])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Analys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C11:.D11]; [.$C$2:.$D$2])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Inter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PRODUCT([.C12:.D12]; [.$C$2:.$D$2])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Review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PRODUCT([.C13:.D13]; [.$C$2:.$D$2])"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Extern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PRODUCT([.C14:.D14]; [.$C$2:.$D$2])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Review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SUMPRODUCT([.C15:.D15]; [.$C$2:.$D$2])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Finalize re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PRODUCT([.C16:.D16]; [.$C$2:.$D$2])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Support KM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SUMPRODUCT([.C17:.D17]; [.$C$2:.$D$2])" office:value-type="float" office:value="1625" calcext:value-type="float">
            <text:p>1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3:.C17])" office:value-type="float" office:value="15" calcext:value-type="float">
            <text:p>15</text:p>
          </table:table-cell>
          <table:table-cell table:formula="of:=SUM([.D3:.D17])" office:value-type="float" office:value="3" calcext:value-type="float">
            <text:p>3</text:p>
          </table:table-cell>
          <table:table-cell table:formula="of:=SUM([.E3:.E17])" office:value-type="float" office:value="25500" calcext:value-type="float">
            <text:p>25500</text:p>
          </table:table-cell>
        </table:table-row>
        <table:table-row table:style-name="ro1">
          <table:table-cell table:number-columns-repeated="4"/>
          <table:table-cell table:formula="of:=[.E19] * 0.13" office:value-type="float" office:value="3315" calcext:value-type="float">
            <text:p>3315</text:p>
          </table:table-cell>
        </table:table-row>
        <table:table-row table:style-name="ro1">
          <table:table-cell table:number-columns-repeated="4"/>
          <table:table-cell table:formula="of:=[.E19] + [.E20]" office:value-type="float" office:value="28815" calcext:value-type="float">
            <text:p>28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5:47:38.951000000</meta:creation-date>
    <dc:date>2024-07-30T16:17:56.899000000</dc:date>
    <meta:editing-duration>PT19M59S</meta:editing-duration>
    <meta:editing-cycles>1</meta:editing-cycles>
    <meta:document-statistic meta:table-count="1" meta:cell-count="70" meta:object-count="0"/>
    <meta:generator>LibreOffice/24.2.2.2$Windows_X86_64 LibreOffice_project/d56cc158d8a96260b836f100ef4b4ef25d6f1a01</meta:generator>
  </office:meta>
</office:document-meta>
</file>